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'Segoe UI Web (West European)', 'Segoe UI', apple-system, BlinkMacSystemFont, Roboto, 'Helvetica Neue'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42424" loext:opacity="100%" style:font-name="Segoe UI" fo:font-size="10.5pt" fo:letter-spacing="normal" fo:font-style="normal" fo:font-weight="normal"/>
    </style:style>
    <style:style style:name="T2" style:family="text">
      <style:text-properties fo:font-variant="normal" fo:text-transform="none" fo:color="#242424" loext:opacity="100%" fo:letter-spacing="normal"/>
    </style:style>
    <style:style style:name="T3" style:family="text">
      <style:text-properties fo:font-variant="normal" fo:text-transform="none" fo:color="#242424" loext:opacity="100%" fo:letter-spacing="normal" officeooo:rsid="002805af"/>
    </style:style>
    <style:style style:name="T4" style:family="text">
      <style:text-properties fo:font-variant="normal" fo:text-transform="none" fo:color="#242424" loext:opacity="100%" fo:letter-spacing="normal" officeooo:rsid="005d5f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ccc</text:span><text:span text:style-name="T3">x</text:span><text:span text:style-name="T2"> </text:span><text:span text:style-name="T1">test_mpi.c</text:span><text:line-break/><text:line-break/><text:span text:style-name="T2">   </text:span><text:span text:style-name="T1">you should inizialize the matrix also on the receiving side (e.g. to</text:span><text:line-break/><text:span text:style-name="T2">   </text:span><text:span text:style-name="T1">all zeroes) so that you can detect communication problems</text:span><text:line-break/><text:line-break/><text:span text:style-name="T2">   </text:span><text:span text:style-name="T1">you don't use any command line parameter --  MPI_Init (NULL, NULL)</text:span><text:line-break/><text:line-break/><text:span text:style-name="T1">* test_mpi_2.c</text:span><text:line-break/><text:line-break/><text:span text:style-name="T2">   </text:span><text:span text:style-name="T1">row 33 why using a variable instead of the define you made in the</text:span><text:line-break/><text:span text:style-name="T2">   </text:span><text:span text:style-name="T1">file (and never use)?</text:span><text:line-break/><text:line-break/><text:span text:style-name="T2">   </text:span><text:span text:style-name="T1">row 40, 48, 53 : variable redefined. did you ever compile this code?</text:span><text:line-break/><text:line-break/><text:span text:style-name="T2">   </text:span><text:span text:style-name="T1">inconsistent use of defines, PROC_ONE and PROC_TWO (e.g. not used in</text:span><text:line-break/><text:span text:style-name="T2">   </text:span><text:span text:style-name="T1">while test)</text:span><text:line-break/><text:line-break/><text:span text:style-name="T1">* test_mpi_3.c</text:span><text:line-break/><text:line-break/><text:span text:style-name="T2">   </text:span><text:span text:style-name="T1">same inconsistent use of defines</text:span><text:line-break/><text:line-break/><text:span text:style-name="T2">   </text:span><text:span text:style-name="T1">again ping - pong implementation</text:span><text:line-break/><text:line-break/><text:line-break/><text:span text:style-name="T1">* test_mpi_4.c</text:span><text:line-break/><text:line-break/><text:span text:style-name="T2">   </text:span><text:span text:style-name="T1">rows 40-44 what is this computation???</text:span><text:line-break/><text:line-break/><text:span text:style-name="T2">   </text:span><text:span text:style-name="T1">rows 60 you detach the buffer while communications may still be</text:span><text:line-break/><text:span text:style-name="T2">   </text:span><text:span text:style-name="T1">ongoing (in fact they likely are)</text:span><text:line-break/><text:line-break/><text:span text:style-name="T2">   </text:span><text:span text:style-name="T1">row 71 irecv followed by a wait (no use) and the wait ignores the status</text:span><text:line-break/><text:line-break/><text:span text:style-name="T2">   </text:span><text:span text:style-name="T1">one question: what codes did you compile and test</text:span><text:line-break/><text:line-break/><text:span text:style-name="T2">   </text:span><text:span text:style-name="T1">row 93 on, code not called</text:span><text:line-break/><text:line-break/><text:span text:style-name="T2">   </text:span><text:span text:style-name="T1">96 not waiting for the incomplete send and freeing the request is an</text:span><text:line-break/><text:span text:style-name="T2">  </text:span><text:span text:style-name="T1">error, not completion of the operation</text:span><text:line-break/><text:line-break/><text:span text:style-name="T2">   </text:span><text:span text:style-name="T1">design error: you have to tesst or wait the request in some other</text:span><text:line-break/><text:span text:style-name="T2">   </text:span><text:span text:style-name="T1">part of the code for it to be an asyncrhonous operation. Here there</text:span><text:line-break/><text:span text:style-name="T2">   </text:span><text:span text:style-name="T1">is no asynchrony</text:span><text:line-break/><text:line-break/><text:span text:style-name="T2">   </text:span><text:span text:style-name="T1">101 same error as 96, same design error</text:span><text:line-break/><text:line-break/><text:span text:style-name="T2">   </text:span><text:span text:style-name="T1">106 this function is not complete</text:span><text:line-break/><text:line-break/><text:span text:style-name="T2">   </text:span><text:span text:style-name="T1">111 broken design assumptions:</text:span><text:line-break/><text:line-break/><text:span text:style-name="T2">    </text:span><text:span text:style-name="T1">- there is not need to use iprobe</text:span><text:line-break/><text:line-break/><text:span text:style-name="T2">    </text:span><text:span text:style-name="T1">- the cycle is acting on a flag that you can check only after the</text:span><text:line-break/><text:soft-page-break/><text:span text:style-name="T2">      </text:span><text:span text:style-name="T1">MPI_WAIT, but you use it before that</text:span><text:line-break/><text:line-break/><text:span text:style-name="T2">    </text:span><text:span text:style-name="T1">- rest of the code (sendrecv? char array ?) does make no sense,</text:span><text:line-break/><text:span text:style-name="T2">      </text:span><text:span text:style-name="T1">let's regard this code as incomplete</text:span><text:line-break/><text:line-break/><text:span text:style-name="T1">* test_mpi_5.c</text:span><text:line-break/><text:line-break/><text:span text:style-name="T1">this is the first implementation of the farm</text:span><text:line-break/><text:line-break/><text:span text:style-name="T1">** emitter</text:span><text:line-break/><text:span text:style-name="T1">the three distribution policies in the emitter are wrong</text:span><text:line-break/><text:line-break/><text:span text:style-name="T1">*** roundrobin - Rsend : you don't have any guarantee to execute an</text:span><text:line-break/><text:span text:style-name="T1">Rsend. actually in a farm it is wrong to assume taht the workers have</text:span><text:line-break/><text:span text:style-name="T1">infinite capability to receive tasks</text:span><text:line-break/><text:line-break/><text:span text:style-name="T1">*** Explicit request - there is no request from the workers (do NOT confuse</text:span><text:line-break/><text:span text:style-name="T1">with the type MPI_request)</text:span><text:line-break/><text:line-break/><text:span text:style-name="T1">Isend may make sense, BUT : not if you wait immediately after the</text:span><text:line-break/><text:span text:style-name="T1">incomplete and DO NOT use busy waiting with MPI_Test, (that confirms</text:span><text:line-break/><text:span text:style-name="T1">you don't know how to use incomplete operations)</text:span><text:line-break/><text:line-break/><text:span text:style-name="T1">still, with no requests from the worksers, this is another round robin</text:span><text:line-break/><text:line-break/><text:span text:style-name="T1">*** BUFFER</text:span><text:line-break/><text:line-break/><text:span text:style-name="T2">    </text:span><text:span text:style-name="T1">Isend operation without checking with TEST or WAIT --&gt; error</text:span><text:line-break/><text:line-break/><text:span text:style-name="T2">    </text:span><text:span text:style-name="T1">where is the buffer ?</text:span><text:line-break/><text:line-break/><text:span text:style-name="T2">    </text:span><text:span text:style-name="T1">the request is define in the lock, there is no way anywhere else in</text:span><text:line-break/><text:span text:style-name="T2">    </text:span><text:span text:style-name="T1">the code you can use it</text:span><text:line-break/><text:line-break/><text:line-break/><text:span text:style-name="T1">** in the worker</text:span><text:line-break/><text:line-break/><text:span text:style-name="T1">messages with different tags may overcome each other -- you don't know</text:span><text:line-break/><text:span text:style-name="T1">if the termination mesage skips over a data message</text:span><text:line-break/><text:line-break/><text:span text:style-name="T1">*** round robin</text:span><text:line-break/><text:span text:style-name="T2">    </text:span><text:span text:style-name="T1">no Rsend -- you can't be sure in this code the receiver is already receiving</text:span><text:line-break/><text:line-break/><text:span text:style-name="T1">*** explicit req</text:span><text:line-break/><text:line-break/><text:span text:style-name="T2">    </text:span><text:span text:style-name="T1">again error of irecv and immediately wait</text:span><text:line-break/><text:line-break/><text:span text:style-name="T2">    </text:span><text:span text:style-name="T1">no explicit request is sent -- this is roud robin</text:span><text:line-break/><text:line-break/><text:span text:style-name="T1">*** buffer</text:span><text:line-break/><text:line-break/><text:span text:style-name="T2">    </text:span><text:span text:style-name="T1">again computing stuff with a loop and not a multiplication</text:span><text:line-break/><text:line-break/><text:span text:style-name="T2">    </text:span><text:span text:style-name="T1">conceptually wrong: only one receive, 4 sends (of what?) what has</text:span><text:line-break/><text:span text:style-name="T2">    </text:span><text:span text:style-name="T1">happened to the stream of tasks?</text:span><text:line-break/><text:soft-page-break/><text:line-break/><text:span text:style-name="T2">    </text:span><text:span text:style-name="T1">you need to know what your code needs to do (e.g. what is a</text:span><text:line-break/><text:span text:style-name="T2">    </text:span><text:span text:style-name="T1">buffered policies) BEFORE trying to put the code together</text:span><text:line-break/><text:line-break/><text:line-break/><text:span text:style-name="T1">** collector</text:span><text:line-break/><text:line-break/><text:span text:style-name="T1">*** round robin</text:span><text:line-break/><text:line-break/><text:span text:style-name="T1">same error on multiple tags, end of stream may arrive before results form teh</text:span><text:line-break/><text:span text:style-name="T1">same workers</text:span><text:line-break/><text:line-break/><text:span text:style-name="T1">worse error: one worker end of stream makes the collector exit!!</text:span><text:line-break/><text:span text:style-name="T1">collector has to wait for ALL workers to send end of stream</text:span><text:line-break/><text:line-break/><text:span text:style-name="T1">*** explicit request</text:span><text:line-break/><text:span text:style-name="T2">     </text:span><text:span text:style-name="T1">Incomplete op followed by wait = useless</text:span><text:line-break/><text:line-break/><text:span text:style-name="T2">     </text:span><text:span text:style-name="T1">same error on termination as first worker terminates</text:span><text:line-break/><text:line-break/><text:span text:style-name="T2">     </text:span><text:span text:style-name="T1">round robin reception. (but in the collector may make, if you were</text:span><text:line-break/><text:span text:style-name="T2">     </text:span><text:span text:style-name="T1">using the Irecv correctly)</text:span><text:line-break/><text:line-break/><text:span text:style-name="T1">*** buffer</text:span><text:line-break/><text:line-break/><text:span text:style-name="T2">     </text:span><text:span text:style-name="T1">you implement a different policy form buffered in each of the modules</text:span><text:line-break/><text:span text:style-name="T1">(emitter, worker, collector)</text:span><text:line-break/><text:line-break/><text:line-break/><text:line-break/><text:line-break/><text:span text:style-name="T1">* connect.h</text:span><text:line-break/><text:line-break/><text:span text:style-name="T1">* farm.c</text:span><text:line-break/><text:line-break/><text:span text:style-name="T2">  </text:span><text:span text:style-name="T1">empty</text:span><text:line-break/><text:line-break/><text:span text:style-name="T1">* farm.h</text:span><text:line-break/><text:line-break/><text:line-break/><text:span text:style-name="T1">* mandelbrot.h</text:span><text:line-break/><text:line-break/><text:span text:style-name="T2">   </text:span><text:span text:style-name="T1">service code sequential</text:span><text:line-break/><text:line-break/><text:span text:style-name="T1">* mandelbrot.c</text:span><text:line-break/><text:line-break/><text:span text:style-name="T2">   </text:span><text:span text:style-name="T1">service code sequential</text:span><text:line-break/><text:line-break/><text:line-break/><text:line-break/><text:span text:style-name="T1">* test_mpi_5_test.c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'Segoe UI Web (West European)', 'Segoe UI', apple-system, BlinkMacSystemFont, Roboto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5:58:47.277778992</meta:creation-date>
    <meta:editing-duration>PT1H35M25S</meta:editing-duration>
    <meta:editing-cycles>4</meta:editing-cycles>
    <meta:generator>LibreOffice/7.3.7.2$Linux_X86_64 LibreOffice_project/30$Build-2</meta:generator>
    <dc:date>2023-05-03T09:35:48.161115315</dc:date>
    <meta:document-statistic meta:table-count="0" meta:image-count="0" meta:object-count="0" meta:page-count="3" meta:paragraph-count="1" meta:word-count="644" meta:character-count="3869" meta:non-whitespace-character-count="2978"/>
  </office:meta>
</office:document-meta>
</file>